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77882" officeooo:paragraph-rsid="00077882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officeooo:rsid="00077882" officeooo:paragraph-rsid="00077882" style:font-size-asian="15pt" style:font-weight-asian="normal" style:font-size-complex="1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050-RELEER PDF [BAW] BASES DE LAS APLICACIONES WEB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8:54:14.166752356</meta:creation-date>
    <dc:date>2018-11-06T18:55:05.711866255</dc:date>
    <meta:editing-duration>PT52S</meta:editing-duration>
    <meta:editing-cycles>1</meta:editing-cycles>
    <meta:document-statistic meta:table-count="0" meta:image-count="0" meta:object-count="0" meta:page-count="1" meta:paragraph-count="1" meta:word-count="8" meta:character-count="51" meta:non-whitespace-character-count="44"/>
    <meta:generator>LibreOffice/6.0.6.2$Linux_X86_64 LibreOffice_project/00m0$Build-2</meta:generator>
  </office:meta>
</office:document-meta>
</file>